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paragraph-rsid="0021528d"/>
    </style:style>
    <style:style style:name="P2" style:family="paragraph" style:parent-style-name="Standard">
      <style:text-properties fo:font-size="24pt" fo:font-weight="bold" officeooo:rsid="0019955a" officeooo:paragraph-rsid="0019955a" style:font-size-asian="24pt" style:font-weight-asian="bold" style:font-size-complex="24pt" style:font-weight-complex="bold"/>
    </style:style>
    <style:style style:name="P3" style:family="paragraph" style:parent-style-name="Standard">
      <style:text-properties fo:font-size="20pt" fo:font-weight="bold" officeooo:rsid="0019958a" officeooo:paragraph-rsid="0019958a" style:font-size-asian="17.5pt" style:font-weight-asian="bold" style:font-size-complex="20pt" style:font-weight-complex="bold"/>
    </style:style>
    <style:style style:name="P4" style:family="paragraph" style:parent-style-name="Standard">
      <style:text-properties fo:font-size="16pt" officeooo:rsid="0019958a" officeooo:paragraph-rsid="0019958a" style:font-size-asian="14pt" style:font-size-complex="16pt"/>
    </style:style>
    <style:style style:name="P5" style:family="paragraph" style:parent-style-name="Standard">
      <style:text-properties fo:font-size="16pt" officeooo:rsid="001c2f40" officeooo:paragraph-rsid="001c2f40" style:font-size-asian="14pt" style:font-size-complex="16pt"/>
    </style:style>
    <style:style style:name="P6" style:family="paragraph" style:parent-style-name="Standard">
      <style:text-properties fo:font-size="16pt" officeooo:rsid="001c89eb" officeooo:paragraph-rsid="001c89eb" style:font-size-asian="14pt" style:font-size-complex="16pt"/>
    </style:style>
    <style:style style:name="P7" style:family="paragraph" style:parent-style-name="Standard">
      <style:text-properties fo:font-size="16pt" officeooo:rsid="001d80c8" officeooo:paragraph-rsid="001d80c8" style:font-size-asian="14pt" style:font-size-complex="16pt"/>
    </style:style>
    <style:style style:name="P8" style:family="paragraph" style:parent-style-name="Standard">
      <style:text-properties fo:font-size="16pt" officeooo:rsid="001c2f40" officeooo:paragraph-rsid="001c2f40" style:font-size-asian="14pt" style:font-size-complex="16pt"/>
    </style:style>
    <style:style style:name="P9" style:family="paragraph" style:parent-style-name="Standard">
      <style:text-properties fo:font-size="16pt" officeooo:rsid="00230315" officeooo:paragraph-rsid="00230315" style:font-size-asian="14pt" style:font-size-complex="16pt"/>
    </style:style>
    <style:style style:name="P10" style:family="paragraph" style:parent-style-name="Standard">
      <style:paragraph-properties fo:break-before="page"/>
      <style:text-properties fo:font-size="16pt" officeooo:rsid="001c2f40" officeooo:paragraph-rsid="001c2f40" style:font-size-asian="14pt" style:font-size-complex="16pt"/>
    </style:style>
    <style:style style:name="P11" style:family="paragraph" style:parent-style-name="Standard">
      <style:paragraph-properties fo:break-before="page"/>
      <style:text-properties fo:font-size="16pt" officeooo:rsid="00230315" officeooo:paragraph-rsid="00230315" style:font-size-asian="14pt" style:font-size-complex="16pt"/>
    </style:style>
    <style:style style:name="T1" style:family="text">
      <style:text-properties officeooo:rsid="005b31d9"/>
    </style:style>
    <style:style style:name="T2" style:family="text">
      <style:text-properties officeooo:rsid="001995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gineering Schematic<text:span text:style-name="T2">s</text:span></text:p>
      <text:p text:style-name="P2"/>
      <text:p text:style-name="P3">Author: William Kerr</text:p>
      <text:p text:style-name="P3"/>
      <text:p text:style-name="P3">Table of Contents:</text:p>
      <text:p text:style-name="P4"/>
      <text:p text:style-name="P4">Solar Panels</text:p>
      <text:p text:style-name="P4">Charge Controller</text:p>
      <text:p text:style-name="P4">BMS and Batteries</text:p>
      <text:p text:style-name="P5">Sensor Node Shield – Faculty</text:p>
      <text:p text:style-name="P5">Sensor Node Shield – Student</text:p>
      <text:p text:style-name="P6">GSM module shield</text:p>
      <text:p text:style-name="P6">Master Microcontroller Case</text:p>
      <text:p text:style-name="P6">Student Microcontroller Case</text:p>
      <text:p text:style-name="P5">Temperature and Humidity Sensor Case</text:p>
      <text:p text:style-name="P5">Light Sensor Case</text:p>
      <text:p text:style-name="P5">DC power distributor – 12V</text:p>
      <text:p text:style-name="P5">AC power outlet – 300W</text:p>
      <text:p text:style-name="P5"/>
      <text:p text:style-name="P5"/>
      <text:p text:style-name="P7">References</text:p>
      <text:p text:style-name="P7">Datasheets</text:p>
      <text:p text:style-name="P7">App Notes</text:p>
      <text:p text:style-name="P7">Etc.</text:p>
      <text:p text:style-name="P5"/>
      <text:p text:style-name="P10"/>
      <text:p text:style-name="P11">References:</text:p>
      <text:p text:style-name="P9"/>
      <text:p text:style-name="P9"><text:a xlink:type="simple" xlink:href="https://allpinouts.org/pinouts/cables/converter/rs232-serial-to-usb-converter-cable-schematic/" text:style-name="Internet_20_link" text:visited-style-name="Visited_20_Internet_20_Link">https://allpinouts.org/pinouts/cables/converter/rs232-serial-to-usb-converter-cable-schematic/</text:a> 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21528d"/>
    </style:style>
    <style:style style:name="MT1" style:family="text">
      <style:text-properties officeooo:rsid="005b31d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Revision 1.0 – July 7, 2019</text:span><text:tab/><text:page-number text:select-page="current">3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6T18:01:38.959000000</meta:creation-date>
    <dc:date>2019-07-09T08:20:25.925000000</dc:date>
    <meta:editing-duration>P1DT13H51M22S</meta:editing-duration>
    <meta:editing-cycles>9</meta:editing-cycles>
    <meta:generator>LibreOffice/6.2.3.2$Windows_X86_64 LibreOffice_project/aecc05fe267cc68dde00352a451aa867b3b546ac</meta:generator>
    <meta:document-statistic meta:table-count="0" meta:image-count="0" meta:object-count="0" meta:page-count="3" meta:paragraph-count="22" meta:word-count="61" meta:character-count="504" meta:non-whitespace-character-count="458"/>
  </office:meta>
</office:document-meta>
</file>